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c629"/>
    </style:style>
    <style:style style:name="P2" style:family="paragraph" style:parent-style-name="Standard">
      <style:text-properties officeooo:rsid="001b6525" officeooo:paragraph-rsid="001b6525"/>
    </style:style>
    <style:style style:name="P3" style:family="paragraph" style:parent-style-name="Title">
      <style:text-properties officeooo:rsid="001fa0d1" officeooo:paragraph-rsid="001fa0d1"/>
    </style:style>
    <style:style style:name="P4" style:family="paragraph" style:parent-style-name="Heading_20_1">
      <style:text-properties officeooo:rsid="001fa0d1" officeooo:paragraph-rsid="001fa0d1"/>
    </style:style>
    <style:style style:name="P5" style:family="paragraph" style:parent-style-name="Heading_20_1">
      <style:text-properties officeooo:rsid="0022e2b2" officeooo:paragraph-rsid="0022e2b2"/>
    </style:style>
    <style:style style:name="P6" style:family="paragraph" style:parent-style-name="Heading_20_1">
      <style:text-properties officeooo:paragraph-rsid="00241914"/>
    </style:style>
    <style:style style:name="P7" style:family="paragraph" style:parent-style-name="Heading_20_1">
      <style:text-properties officeooo:rsid="00241914" officeooo:paragraph-rsid="00241914"/>
    </style:style>
    <style:style style:name="P8" style:family="paragraph" style:parent-style-name="Text_20_body" style:list-style-name="L1">
      <style:text-properties officeooo:rsid="001fa0d1" officeooo:paragraph-rsid="001fa0d1"/>
    </style:style>
    <style:style style:name="P9" style:family="paragraph" style:parent-style-name="Text_20_body" style:list-style-name="L6">
      <style:text-properties officeooo:rsid="0022e2b2" officeooo:paragraph-rsid="0022e2b2"/>
    </style:style>
    <style:style style:name="P10" style:family="paragraph" style:parent-style-name="Text_20_body" style:list-style-name="L7">
      <style:text-properties officeooo:rsid="00241914" officeooo:paragraph-rsid="0027b069"/>
    </style:style>
    <style:style style:name="P11" style:family="paragraph" style:parent-style-name="Text_20_body" style:list-style-name="L7">
      <style:text-properties officeooo:rsid="00261454" officeooo:paragraph-rsid="0027b069"/>
    </style:style>
    <style:style style:name="P12" style:family="paragraph" style:parent-style-name="Text_20_body" style:list-style-name="L7">
      <style:text-properties officeooo:rsid="00278ad2" officeooo:paragraph-rsid="00278ad2"/>
    </style:style>
    <style:style style:name="P13" style:family="paragraph" style:parent-style-name="Standard" style:list-style-name="L2">
      <style:text-properties officeooo:rsid="0019c629" officeooo:paragraph-rsid="0019c629"/>
    </style:style>
    <style:style style:name="P14" style:family="paragraph" style:parent-style-name="Standard" style:list-style-name="L3">
      <style:text-properties officeooo:paragraph-rsid="00190d37"/>
    </style:style>
    <style:style style:name="P15" style:family="paragraph" style:parent-style-name="Standard" style:list-style-name="L3">
      <style:text-properties officeooo:rsid="0017e915" officeooo:paragraph-rsid="0017e915"/>
    </style:style>
    <style:style style:name="P16" style:family="paragraph" style:parent-style-name="Standard" style:list-style-name="L3">
      <style:text-properties officeooo:rsid="001603c4" officeooo:paragraph-rsid="001603c4"/>
    </style:style>
    <style:style style:name="P17" style:family="paragraph" style:parent-style-name="Standard" style:list-style-name="L3">
      <style:text-properties officeooo:rsid="001ab992" officeooo:paragraph-rsid="001ab992"/>
    </style:style>
    <style:style style:name="P18" style:family="paragraph" style:parent-style-name="Standard" style:list-style-name="L4">
      <style:text-properties officeooo:rsid="00153a9a" officeooo:paragraph-rsid="00153a9a"/>
    </style:style>
    <style:style style:name="P19" style:family="paragraph" style:parent-style-name="Standard" style:list-style-name="L4">
      <style:text-properties officeooo:rsid="001b6525" officeooo:paragraph-rsid="001b6525"/>
    </style:style>
    <style:style style:name="P20" style:family="paragraph" style:parent-style-name="Standard" style:list-style-name="L5">
      <style:text-properties officeooo:rsid="001cded9" officeooo:paragraph-rsid="001cded9"/>
    </style:style>
    <style:style style:name="P21" style:family="paragraph" style:parent-style-name="Standard" style:list-style-name="L5">
      <style:text-properties officeooo:rsid="001bc707" officeooo:paragraph-rsid="001bc707"/>
    </style:style>
    <style:style style:name="P22" style:family="paragraph" style:parent-style-name="Standard" style:list-style-name="L5">
      <style:text-properties officeooo:rsid="001bc707" officeooo:paragraph-rsid="001cded9"/>
    </style:style>
    <style:style style:name="P23" style:family="paragraph" style:parent-style-name="Standard" style:list-style-name="L5">
      <style:text-properties officeooo:rsid="001d2585" officeooo:paragraph-rsid="001d2585"/>
    </style:style>
    <style:style style:name="T1" style:family="text">
      <style:text-properties officeooo:rsid="001603c4"/>
    </style:style>
    <style:style style:name="T2" style:family="text">
      <style:text-properties officeooo:rsid="0017e915"/>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90d37"/>
    </style:style>
    <style:style style:name="T6" style:family="text">
      <style:text-properties fo:color="#000000" style:font-name="Monaco" fo:font-size="11pt" fo:background-color="#d4d4d4" loext:char-shading-value="0" style:font-size-asian="11pt"/>
    </style:style>
    <style:style style:name="T7" style:family="text">
      <style:text-properties fo:color="#000000" style:font-name="Monaco" fo:font-size="11pt" fo:background-color="#e8f2fe" loext:char-shading-value="0" style:font-size-asian="11pt"/>
    </style:style>
    <style:style style:name="T8" style:family="text">
      <style:text-properties officeooo:rsid="001f9b4f"/>
    </style:style>
    <style:style style:name="T9" style:family="text">
      <style:text-properties officeooo:rsid="0024f3dc"/>
    </style:style>
    <style:style style:name="T10" style:family="text">
      <style:text-properties officeooo:rsid="00261454"/>
    </style:style>
    <style:style style:name="T11" style:family="text">
      <style:text-properties officeooo:rsid="0027b0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3">OpenAS2 Developer Guide</text:p>
      <text:h text:style-name="P4" text:outline-level="1">Source Code and Development Methodology</text:h>
      <text:list xml:id="list8492180406463034188" text:style-name="L1">
        <text:list-item>
          <text:p text:style-name="P8">Code is stored in Github: <text:a xlink:type="simple" xlink:href="https://github.com/OpenAS2/OpenAs2App/" text:style-name="Internet_20_link" text:visited-style-name="Visited_20_Internet_20_Link">https://github.com/OpenAS2/OpenAs2App/</text:a></text:p>
        </text:list-item>
        <text:list-item>
          <text:p text:style-name="P8">Follow the gitflow development principal</text:p>
        </text:list-item>
        <text:list-item>
          <text:p text:style-name="P8">Code must be designed to be modular and reusable as far as possible</text:p>
        </text:list-item>
      </text:list>
      <text:h text:style-name="P5" text:outline-level="1">Development Tools</text:h>
      <text:list xml:id="list3622032077511141751" text:style-name="L6">
        <text:list-item>
          <text:p text:style-name="P9">Developed using Eclipse IDE</text:p>
        </text:list-item>
        <text:list-item>
          <text:p text:style-name="P9">Make sure the Eclipse project Java compiler is set up for 1.5 compatibility (though this is no guarantee it will not produce incompatible code if you <text:span text:style-name="T9">are using the latest Java version and </text:span>use a newer versions library calls e.g java.nio.file.* are only supported in 1.7 onwards)</text:p>
        </text:list-item>
      </text:list>
      <text:h text:style-name="P7" text:outline-level="1">Development Process</text:h>
      <text:list xml:id="list6400788120293567234" text:style-name="L7">
        <text:list-item>
          <text:p text:style-name="P12">The release version number must be updated in <text:span text:style-name="T10">org/openas2/Session.java</text:span></text:p>
        </text:list-item>
        <text:list-item>
          <text:p text:style-name="P10">The server application is built using Ant. The build file is located at &lt;projectRoot&gt;/Server/build.xml <text:span text:style-name="T11">and it will automatically set the version number on the release package by reading from the org/openas2/Session.java file.</text:span></text:p>
        </text:list-item>
        <text:list-item>
          <text:p text:style-name="P11">System defaults should be configured in org/openas2/Session.java</text:p>
        </text:list-item>
      </text:list>
      <text:h text:style-name="P6" text:outline-level="1">Application Documentation</text:h>
      <text:list xml:id="list4729299272022257591" text:style-name="L2">
        <text:list-item>
          <text:p text:style-name="P13">Use Libre Office to update the OpenAS2HowTo.odt as and when necessary.</text:p>
        </text:list-item>
        <text:list-item>
          <text:p text:style-name="P13">Remember to update the index table after completing the main document editing (right click on it and choose to update)</text:p>
        </text:list-item>
        <text:list-item>
          <text:p text:style-name="P13">Generate a PDF to the same folder once update is complete</text:p>
        </text:list-item>
        <text:list-item>
          <text:p text:style-name="P13">Upload the new version as an HTML file to the OpenAS2 website <text:span text:style-name="T8">(see section below for steps)</text:span></text:p>
        </text:list-item>
      </text:list>
      <text:h text:style-name="Heading_20_1" text:outline-level="1">Logging</text:h>
      <text:list xml:id="list8926280073480947020" text:style-name="L3">
        <text:list-item>
          <text:p text:style-name="P15">Generally <text:span text:style-name="T4">info</text:span> level is left turned on so do not overuse the info level. It should be used to log key milestones in the AS2 message process and provide some user feedback for realtime monitoring</text:p>
        </text:list-item>
        <text:list-item>
          <text:p text:style-name="P16">For <text:span text:style-name="T4">error</text:span> and <text:span text:style-name="T4">warn</text:span> <text:span text:style-name="T5">level</text:span> messages always pass the Message object instead of a plain text message to facilitate extended reporting</text:p>
        </text:list-item>
        <text:list-item>
          <text:p text:style-name="P16">Use <text:span text:style-name="T4">trace</text:span> level for logging for fine grained logging such as code sequence execution verification</text:p>
        </text:list-item>
        <text:list-item>
          <text:p text:style-name="P16">Use <text:span text:style-name="T4">debug</text:span> level to provide information about key events <text:span text:style-name="T2">not reported at info level</text:span></text:p>
        </text:list-item>
        <text:list-item>
          <text:p text:style-name="P17">Always check for logging level being turned on for <text:span text:style-name="T4">trace</text:span>, <text:span text:style-name="T4">debug</text:span> and <text:span text:style-name="T4">info</text:span> before calling <text:soft-page-break/>logger for performance reasons</text:p>
        </text:list-item>
        <text:list-item>
          <text:p text:style-name="P14"><text:span text:style-name="T5">Always append </text:span><text:span text:style-name="T6">msg</text:span><text:span text:style-name="T7">.getLogMsgID()</text:span><text:span text:style-name="T5"> to log calls that only pass a string to ensure logs are identified to the message they were from. </text:span></text:p>
        </text:list-item>
      </text:list>
      <text:h text:style-name="Heading_20_1" text:outline-level="1">Code Review Prior <text:span text:style-name="T1">T</text:span>o <text:span text:style-name="T1">C</text:span>ommit</text:h>
      <text:list xml:id="list4814742522253403597" text:style-name="L4">
        <text:list-item>
          <text:p text:style-name="P18">Remove all <text:span text:style-name="T1">compiler </text:span>warnings where possible</text:p>
        </text:list-item>
        <text:list-item>
          <text:p text:style-name="P19">Set the release version number in org.openas2.Session.java</text:p>
        </text:list-item>
      </text:list>
      <text:p text:style-name="P2"/>
      <text:h text:style-name="Heading_20_1" text:outline-level="1">Website Update</text:h>
      <text:list xml:id="list4255574544442905999" text:style-name="L5">
        <text:list-item>
          <text:p text:style-name="P20">Export the <text:span text:style-name="T4">OpenAS2HowTo.odt</text:span> as xhtml/html and name the file <text:span text:style-name="T4">index.html</text:span></text:p>
        </text:list-item>
        <text:list-item>
          <text:p text:style-name="P21">Host: <text:span text:style-name="T3">web.sourceforge.net</text:span></text:p>
        </text:list-item>
        <text:list-item>
          <text:p text:style-name="P23">Port: <text:span text:style-name="T3">22</text:span></text:p>
        </text:list-item>
        <text:list-item>
          <text:p text:style-name="P21">Protocol: <text:span text:style-name="T3">sftp</text:span></text:p>
        </text:list-item>
        <text:list-item>
          <text:p text:style-name="P21">User Id: your normal sourceforge user</text:p>
        </text:list-item>
        <text:list-item>
          <text:p text:style-name="P22">Password: your normal sourceforge password</text:p>
        </text:list-item>
        <text:list-item>
          <text:p text:style-name="P20">Use FileZilla or similar to connect. </text:p>
        </text:list-item>
        <text:list-item>
          <text:p text:style-name="P20">Change directory to: /home/project-web/openas2/htdocs<text:line-break/>NOTE: the folder “openas2” will not be visible in the folder listing for /home/project-web/ and you must manually change to the destination folder</text:p>
        </text:list-item>
        <text:list-item>
          <text:p text:style-name="P20">Upload the index.html file exported from the how to document and overwrite the file in sourcefor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49:44.125933000</meta:creation-date>
    <meta:generator>LibreOffice/4.4.5.2$MacOSX_X86_64 LibreOffice_project/a22f674fd25a3b6f45bdebf25400ed2adff0ff99</meta:generator>
    <dc:date>2016-03-01T13:56:13.111938000</dc:date>
    <meta:editing-duration>P7DT19H44M19S</meta:editing-duration>
    <meta:editing-cycles>17</meta:editing-cycles>
    <meta:document-statistic meta:table-count="0" meta:image-count="0" meta:object-count="0" meta:page-count="2" meta:paragraph-count="37" meta:word-count="448" meta:character-count="2752" meta:non-whitespace-character-count="2368"/>
  </office:meta>
</office:document-meta>
</file>